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use-optimal-column-width="true"/>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a953d4d">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ell" style:name="ad7297e">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ell" style:name="ace1627">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ell" style:name="ad1b317">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olumn" style:name="ad08226">
      <style:table-column-properties fo:break-before="auto" style:column-width="5.6391in" style:use-optimal-column-width="true"/>
    </style:style>
    <style:style style:family="table-cell" style:name="a0298c6">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ell" style:name="a2ba89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87a256" style:family="table-cell" style:name="a405b36">
      <style:table-cell-properties fo:border="1.0pt solid #000000" style:decimal-places="2"/>
      <style:paragraph-properties style:tab-stop-distance="1.25cm"/>
      <style:text-properties style:font-name="Arial" style:font-name-asian="Lucida Sans Unicode" style:font-name-complex="Tahoma"/>
    </style:style>
    <number:number-style style:name="n87a256">
      <number:number number:decimal-places="0" number:grouping="true" number:min-integer-digits="1"/>
    </number:number-style>
    <style:style style:data-style-name="n425f8a" style:family="table-cell" style:name="a1d1efa">
      <style:table-cell-properties fo:border="1.0pt solid #000000" style:decimal-places="2"/>
      <style:paragraph-properties style:tab-stop-distance="1.25cm"/>
      <style:text-properties style:font-name="Arial" style:font-name-asian="Lucida Sans Unicode" style:font-name-complex="Tahoma"/>
    </style:style>
    <number:number-style style:name="n425f8a">
      <number:number number:decimal-places="0" number:grouping="true" number:min-integer-digits="1"/>
    </number:number-style>
    <style:style style:family="table-cell" style:name="a6f5a9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d4b8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a52911" style:family="table-cell" style:name="a1f246a">
      <style:table-cell-properties fo:border="1.0pt solid #000000" style:decimal-places="2"/>
      <style:paragraph-properties style:tab-stop-distance="1.25cm"/>
      <style:text-properties style:font-name="Arial" style:font-name-asian="Lucida Sans Unicode" style:font-name-complex="Tahoma"/>
    </style:style>
    <number:number-style style:name="na52911">
      <number:number number:decimal-places="0" number:grouping="true" number:min-integer-digits="1"/>
    </number:number-style>
    <style:style style:data-style-name="n80da81" style:family="table-cell" style:name="a1e0649">
      <style:table-cell-properties fo:border="1.0pt solid #000000" style:decimal-places="2"/>
      <style:paragraph-properties style:tab-stop-distance="1.25cm"/>
      <style:text-properties style:font-name="Arial" style:font-name-asian="Lucida Sans Unicode" style:font-name-complex="Tahoma"/>
    </style:style>
    <number:number-style style:name="n80da81">
      <number:number number:decimal-places="0" number:grouping="true" number:min-integer-digits="1"/>
    </number:number-style>
    <style:style style:family="table-cell" style:name="a08a2b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86913">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9ddf31" style:family="table-cell" style:name="a54dd96">
      <style:table-cell-properties fo:border="1.0pt solid #000000" style:decimal-places="2"/>
      <style:paragraph-properties style:tab-stop-distance="1.25cm"/>
      <style:text-properties style:font-name="Arial" style:font-name-asian="Lucida Sans Unicode" style:font-name-complex="Tahoma"/>
    </style:style>
    <number:number-style style:name="n9ddf31">
      <number:number number:decimal-places="0" number:grouping="true" number:min-integer-digits="1"/>
    </number:number-style>
    <style:style style:data-style-name="nb3b113" style:family="table-cell" style:name="a38e84c">
      <style:table-cell-properties fo:border="1.0pt solid #000000" style:decimal-places="2"/>
      <style:paragraph-properties style:tab-stop-distance="1.25cm"/>
      <style:text-properties style:font-name="Arial" style:font-name-asian="Lucida Sans Unicode" style:font-name-complex="Tahoma"/>
    </style:style>
    <number:number-style style:name="nb3b113">
      <number:number number:decimal-places="0" number:grouping="true" number:min-integer-digits="1"/>
    </number:number-style>
    <style:style style:family="table-cell" style:name="a47c09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2b8b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6a788c" style:family="table-cell" style:name="a7aa5e5">
      <style:table-cell-properties fo:border="1.0pt solid #000000" style:decimal-places="2"/>
      <style:paragraph-properties style:tab-stop-distance="1.25cm"/>
      <style:text-properties style:font-name="Arial" style:font-name-asian="Lucida Sans Unicode" style:font-name-complex="Tahoma"/>
    </style:style>
    <number:number-style style:name="n6a788c">
      <number:number number:decimal-places="2" number:grouping="true" number:min-integer-digits="1"/>
    </number:number-style>
    <style:style style:data-style-name="n9d7821" style:family="table-cell" style:name="a6d014b">
      <style:table-cell-properties fo:border="1.0pt solid #000000" style:decimal-places="2"/>
      <style:paragraph-properties style:tab-stop-distance="1.25cm"/>
      <style:text-properties style:font-name="Arial" style:font-name-asian="Lucida Sans Unicode" style:font-name-complex="Tahoma"/>
    </style:style>
    <style:style style:family="table-column" style:name="a03aa9c">
      <style:table-column-properties fo:break-before="auto" style:column-width="1.0556in" style:use-optimal-column-width="true"/>
    </style:style>
    <number:number-style style:name="n9d7821">
      <number:number number:decimal-places="2" number:grouping="true" number:min-integer-digits="1"/>
    </number:number-style>
    <style:style style:family="table-cell" style:name="ab557d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c3a210">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aa5f25" style:family="table-cell" style:name="aea0ddc">
      <style:table-cell-properties fo:border="1.0pt solid #000000" style:decimal-places="2"/>
      <style:paragraph-properties style:tab-stop-distance="1.25cm"/>
      <style:text-properties style:font-name="Arial" style:font-name-asian="Lucida Sans Unicode" style:font-name-complex="Tahoma"/>
    </style:style>
    <number:number-style style:name="naa5f25">
      <number:number number:decimal-places="2" number:grouping="true" number:min-integer-digits="1"/>
    </number:number-style>
    <style:style style:data-style-name="n7b52ff" style:family="table-cell" style:name="aa387a0">
      <style:table-cell-properties fo:border="1.0pt solid #000000" style:decimal-places="2"/>
      <style:paragraph-properties style:tab-stop-distance="1.25cm"/>
      <style:text-properties style:font-name="Arial" style:font-name-asian="Lucida Sans Unicode" style:font-name-complex="Tahoma"/>
    </style:style>
    <number:number-style style:name="n7b52ff">
      <number:number number:decimal-places="2" number:grouping="true" number:min-integer-digits="1"/>
    </number:number-style>
    <style:style style:family="table-cell" style:name="a517f5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cd65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31006a" style:family="table-cell" style:name="a92a6fd">
      <style:table-cell-properties fo:border="1.0pt solid #000000" style:decimal-places="2"/>
      <style:paragraph-properties style:tab-stop-distance="1.25cm"/>
      <style:text-properties style:font-name="Arial" style:font-name-asian="Lucida Sans Unicode" style:font-name-complex="Tahoma"/>
    </style:style>
    <number:number-style style:name="n31006a">
      <number:number number:decimal-places="2" number:grouping="true" number:min-integer-digits="1"/>
    </number:number-style>
    <style:style style:data-style-name="n4e7e13" style:family="table-cell" style:name="a4f2df6">
      <style:table-cell-properties fo:border="1.0pt solid #000000" style:decimal-places="2"/>
      <style:paragraph-properties style:tab-stop-distance="1.25cm"/>
      <style:text-properties style:font-name="Arial" style:font-name-asian="Lucida Sans Unicode" style:font-name-complex="Tahoma"/>
    </style:style>
    <number:number-style style:name="n4e7e13">
      <number:number number:decimal-places="2" number:grouping="true" number:min-integer-digits="1"/>
    </number:number-style>
    <style:style style:family="table-cell" style:name="a0909f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b047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cf8997" style:family="table-cell" style:name="a01aa20">
      <style:table-cell-properties fo:border="1.0pt solid #000000" style:decimal-places="2"/>
      <style:paragraph-properties style:tab-stop-distance="1.25cm"/>
      <style:text-properties style:font-name="Arial" style:font-name-asian="Lucida Sans Unicode" style:font-name-complex="Tahoma"/>
    </style:style>
    <number:number-style style:name="ncf8997">
      <number:number number:decimal-places="2" number:grouping="true" number:min-integer-digits="1"/>
    </number:number-style>
    <style:style style:data-style-name="n104d99" style:family="table-cell" style:name="a3512b0">
      <style:table-cell-properties fo:border="1.0pt solid #000000" style:decimal-places="2"/>
      <style:paragraph-properties style:tab-stop-distance="1.25cm"/>
      <style:text-properties style:font-name="Arial" style:font-name-asian="Lucida Sans Unicode" style:font-name-complex="Tahoma"/>
    </style:style>
    <number:number-style style:name="n104d99">
      <number:number number:decimal-places="2" number:grouping="true" number:min-integer-digits="1"/>
    </number:number-style>
    <style:style style:family="table-cell" style:name="a91d91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a62d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2e0c74" style:family="table-cell" style:name="a125733">
      <style:table-cell-properties fo:border="1.0pt solid #000000" style:decimal-places="2"/>
      <style:paragraph-properties style:tab-stop-distance="1.25cm"/>
      <style:text-properties style:font-name="Arial" style:font-name-asian="Lucida Sans Unicode" style:font-name-complex="Tahoma"/>
    </style:style>
    <number:number-style style:name="n2e0c74">
      <number:number number:decimal-places="2" number:grouping="true" number:min-integer-digits="1"/>
    </number:number-style>
    <style:style style:data-style-name="ned3669" style:family="table-cell" style:name="adfedbb">
      <style:table-cell-properties fo:border="1.0pt solid #000000" style:decimal-places="2"/>
      <style:paragraph-properties style:tab-stop-distance="1.25cm"/>
      <style:text-properties style:font-name="Arial" style:font-name-asian="Lucida Sans Unicode" style:font-name-complex="Tahoma"/>
    </style:style>
    <number:number-style style:name="ned3669">
      <number:number number:decimal-places="2" number:grouping="true" number:min-integer-digits="1"/>
    </number:number-style>
    <style:style style:family="table-cell" style:name="acb95a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ffba6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f859ab" style:family="table-cell" style:name="aa188a4">
      <style:table-cell-properties fo:border="1.0pt solid #000000" style:decimal-places="2"/>
      <style:paragraph-properties style:tab-stop-distance="1.25cm"/>
      <style:text-properties style:font-name="Arial" style:font-name-asian="Lucida Sans Unicode" style:font-name-complex="Tahoma"/>
    </style:style>
    <number:number-style style:name="nf859ab">
      <number:number number:decimal-places="2" number:grouping="true" number:min-integer-digits="1"/>
    </number:number-style>
    <style:style style:data-style-name="n358b78" style:family="table-cell" style:name="a0eb91a">
      <style:table-cell-properties fo:border="1.0pt solid #000000" style:decimal-places="2"/>
      <style:paragraph-properties style:tab-stop-distance="1.25cm"/>
      <style:text-properties style:font-name="Arial" style:font-name-asian="Lucida Sans Unicode" style:font-name-complex="Tahoma"/>
    </style:style>
    <number:number-style style:name="n358b78">
      <number:number number:decimal-places="2" number:grouping="true" number:min-integer-digits="1"/>
    </number:number-style>
    <style:style style:family="table-cell" style:name="a78623f">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cbcb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a59d15" style:family="table-cell" style:name="aae7120">
      <style:table-cell-properties fo:border="1.0pt solid #000000" style:decimal-places="2"/>
      <style:paragraph-properties style:tab-stop-distance="1.25cm"/>
      <style:text-properties style:font-name="Arial" style:font-name-asian="Lucida Sans Unicode" style:font-name-complex="Tahoma"/>
    </style:style>
    <number:number-style style:name="na59d15">
      <number:number number:decimal-places="2" number:grouping="true" number:min-integer-digits="1"/>
    </number:number-style>
    <style:style style:data-style-name="n29da8b" style:family="table-cell" style:name="a53201f">
      <style:table-cell-properties fo:border="1.0pt solid #000000" style:decimal-places="2"/>
      <style:paragraph-properties style:tab-stop-distance="1.25cm"/>
      <style:text-properties style:font-name="Arial" style:font-name-asian="Lucida Sans Unicode" style:font-name-complex="Tahoma"/>
    </style:style>
    <number:number-style style:name="n29da8b">
      <number:number number:decimal-places="2" number:grouping="true" number:min-integer-digits="1"/>
    </number:number-style>
    <style:style style:family="table-cell" style:name="a1b1d9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c741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26d955" style:family="table-cell" style:name="a3c3806">
      <style:table-cell-properties fo:border="1.0pt solid #000000" style:decimal-places="2"/>
      <style:paragraph-properties style:tab-stop-distance="1.25cm"/>
      <style:text-properties style:font-name="Arial" style:font-name-asian="Lucida Sans Unicode" style:font-name-complex="Tahoma"/>
    </style:style>
    <number:number-style style:name="n26d955">
      <number:number number:decimal-places="0" number:grouping="true" number:min-integer-digits="1"/>
    </number:number-style>
    <style:style style:data-style-name="n419bcb" style:family="table-cell" style:name="af3112e">
      <style:table-cell-properties fo:border="1.0pt solid #000000" style:decimal-places="2"/>
      <style:paragraph-properties style:tab-stop-distance="1.25cm"/>
      <style:text-properties style:font-name="Arial" style:font-name-asian="Lucida Sans Unicode" style:font-name-complex="Tahoma"/>
    </style:style>
    <number:number-style style:name="n419bcb">
      <number:number number:decimal-places="0" number:grouping="true" number:min-integer-digits="1"/>
    </number:number-style>
    <style:style style:family="table-cell" style:name="a950273">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6cc9c">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ell" style:name="a286cb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9d5ec5" style:family="table-cell" style:name="afd77c6">
      <style:table-cell-properties fo:border="1.0pt solid #000000" style:decimal-places="2"/>
      <style:paragraph-properties style:tab-stop-distance="1.25cm"/>
      <style:text-properties style:font-name="Arial" style:font-name-asian="Lucida Sans Unicode" style:font-name-complex="Tahoma"/>
    </style:style>
    <number:number-style style:name="n9d5ec5">
      <number:number number:decimal-places="0" number:grouping="true" number:min-integer-digits="1"/>
    </number:number-style>
    <style:style style:data-style-name="n011489" style:family="table-cell" style:name="ab44ba8">
      <style:table-cell-properties fo:border="1.0pt solid #000000" style:decimal-places="2"/>
      <style:paragraph-properties style:tab-stop-distance="1.25cm"/>
      <style:text-properties style:font-name="Arial" style:font-name-asian="Lucida Sans Unicode" style:font-name-complex="Tahoma"/>
    </style:style>
    <number:number-style style:name="n011489">
      <number:number number:decimal-places="0" number:grouping="true" number:min-integer-digits="1"/>
    </number:number-style>
    <style:style style:family="table-cell" style:name="a1d9b4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28ae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8382e8" style:family="table-cell" style:name="a14cdda">
      <style:table-cell-properties fo:border="1.0pt solid #000000" style:decimal-places="2"/>
      <style:paragraph-properties style:tab-stop-distance="1.25cm"/>
      <style:text-properties style:font-name="Arial" style:font-name-asian="Lucida Sans Unicode" style:font-name-complex="Tahoma"/>
    </style:style>
    <number:number-style style:name="n8382e8">
      <number:number number:decimal-places="2" number:grouping="true" number:min-integer-digits="1"/>
    </number:number-style>
    <style:style style:data-style-name="na21099" style:family="table-cell" style:name="a6d3724">
      <style:table-cell-properties fo:border="1.0pt solid #000000" style:decimal-places="2"/>
      <style:paragraph-properties style:tab-stop-distance="1.25cm"/>
      <style:text-properties style:font-name="Arial" style:font-name-asian="Lucida Sans Unicode" style:font-name-complex="Tahoma"/>
    </style:style>
    <number:number-style style:name="na21099">
      <number:number number:decimal-places="2" number:grouping="true" number:min-integer-digits="1"/>
    </number:number-style>
    <style:style style:family="table-cell" style:name="a807f24">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978ba">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e7ea36" style:family="table-cell" style:name="a57714a">
      <style:table-cell-properties fo:border="1.0pt solid #000000" style:decimal-places="2"/>
      <style:paragraph-properties style:tab-stop-distance="1.25cm"/>
      <style:text-properties style:font-name="Arial" style:font-name-asian="Lucida Sans Unicode" style:font-name-complex="Tahoma"/>
    </style:style>
    <number:number-style style:name="ne7ea36">
      <number:number number:decimal-places="2" number:grouping="true" number:min-integer-digits="1"/>
    </number:number-style>
    <style:style style:data-style-name="n8fcee3" style:family="table-cell" style:name="a2f7e96">
      <style:table-cell-properties fo:border="1.0pt solid #000000" style:decimal-places="2"/>
      <style:paragraph-properties style:tab-stop-distance="1.25cm"/>
      <style:text-properties style:font-name="Arial" style:font-name-asian="Lucida Sans Unicode" style:font-name-complex="Tahoma"/>
    </style:style>
    <number:number-style style:name="n8fcee3">
      <number:number number:decimal-places="2" number:grouping="true" number:min-integer-digits="1"/>
    </number:number-style>
    <style:style style:family="table-cell" style:name="a11b6ca">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1411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00ea2f" style:family="table-cell" style:name="ae9b8e2">
      <style:table-cell-properties fo:border="1.0pt solid #000000" style:decimal-places="2"/>
      <style:paragraph-properties style:tab-stop-distance="1.25cm"/>
      <style:text-properties style:font-name="Arial" style:font-name-asian="Lucida Sans Unicode" style:font-name-complex="Tahoma"/>
    </style:style>
    <number:number-style style:name="n00ea2f">
      <number:number number:decimal-places="2" number:grouping="true" number:min-integer-digits="1"/>
    </number:number-style>
    <style:style style:data-style-name="n47679d" style:family="table-cell" style:name="abc5b5a">
      <style:table-cell-properties fo:border="1.0pt solid #000000" style:decimal-places="2"/>
      <style:paragraph-properties style:tab-stop-distance="1.25cm"/>
      <style:text-properties style:font-name="Arial" style:font-name-asian="Lucida Sans Unicode" style:font-name-complex="Tahoma"/>
    </style:style>
    <number:number-style style:name="n47679d">
      <number:number number:decimal-places="2" number:grouping="true" number:min-integer-digits="1"/>
    </number:number-style>
    <style:style style:family="table-cell" style:name="abad111">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593c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98f074" style:family="table-cell" style:name="a7017b9">
      <style:table-cell-properties fo:border="1.0pt solid #000000" style:decimal-places="2"/>
      <style:paragraph-properties style:tab-stop-distance="1.25cm"/>
      <style:text-properties style:font-name="Arial" style:font-name-asian="Lucida Sans Unicode" style:font-name-complex="Tahoma"/>
    </style:style>
    <number:number-style style:name="n98f074">
      <number:number number:decimal-places="2" number:grouping="true" number:min-integer-digits="1"/>
    </number:number-style>
    <style:style style:data-style-name="nbe383d" style:family="table-cell" style:name="ae7c92d">
      <style:table-cell-properties fo:border="1.0pt solid #000000" style:decimal-places="2"/>
      <style:paragraph-properties style:tab-stop-distance="1.25cm"/>
      <style:text-properties style:font-name="Arial" style:font-name-asian="Lucida Sans Unicode" style:font-name-complex="Tahoma"/>
    </style:style>
    <number:number-style style:name="nbe383d">
      <number:number number:decimal-places="2" number:grouping="true" number:min-integer-digits="1"/>
    </number:number-style>
    <style:style style:family="table-cell" style:name="aaf392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105e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44cf27" style:family="table-cell" style:name="af85d09">
      <style:table-cell-properties fo:border="1.0pt solid #000000" style:decimal-places="2"/>
      <style:paragraph-properties style:tab-stop-distance="1.25cm"/>
      <style:text-properties style:font-name="Arial" style:font-name-asian="Lucida Sans Unicode" style:font-name-complex="Tahoma"/>
    </style:style>
    <number:number-style style:name="n44cf27">
      <number:number number:decimal-places="2" number:grouping="true" number:min-integer-digits="1"/>
    </number:number-style>
    <style:style style:data-style-name="n0f625c" style:family="table-cell" style:name="af993f3">
      <style:table-cell-properties fo:border="1.0pt solid #000000" style:decimal-places="2"/>
      <style:paragraph-properties style:tab-stop-distance="1.25cm"/>
      <style:text-properties style:font-name="Arial" style:font-name-asian="Lucida Sans Unicode" style:font-name-complex="Tahoma"/>
    </style:style>
    <number:number-style style:name="n0f625c">
      <number:number number:decimal-places="2" number:grouping="true" number:min-integer-digits="1"/>
    </number:number-style>
    <style:style style:family="table-cell" style:name="a32411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ded3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b8b749" style:family="table-cell" style:name="a528b23">
      <style:table-cell-properties fo:border="1.0pt solid #000000" style:decimal-places="2"/>
      <style:paragraph-properties style:tab-stop-distance="1.25cm"/>
      <style:text-properties style:font-name="Arial" style:font-name-asian="Lucida Sans Unicode" style:font-name-complex="Tahoma"/>
    </style:style>
    <style:style style:family="table-column" style:name="a9d8c8a">
      <style:table-column-properties fo:break-before="auto" style:column-width="0.9584in" style:use-optimal-column-width="true"/>
    </style:style>
    <number:number-style style:name="nb8b749">
      <number:number number:decimal-places="2" number:grouping="true" number:min-integer-digits="1"/>
    </number:number-style>
    <style:style style:data-style-name="n60bf0d" style:family="table-cell" style:name="a0dc321">
      <style:table-cell-properties fo:border="1.0pt solid #000000" style:decimal-places="2"/>
      <style:paragraph-properties style:tab-stop-distance="1.25cm"/>
      <style:text-properties style:font-name="Arial" style:font-name-asian="Lucida Sans Unicode" style:font-name-complex="Tahoma"/>
    </style:style>
    <number:number-style style:name="n60bf0d">
      <number:number number:decimal-places="2" number:grouping="true" number:min-integer-digits="1"/>
    </number:number-style>
    <style:style style:family="table-cell" style:name="a30393c">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f2c06">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6f3523" style:family="table-cell" style:name="a2c0a95">
      <style:table-cell-properties fo:border="1.0pt solid #000000" style:decimal-places="2"/>
      <style:paragraph-properties style:tab-stop-distance="1.25cm"/>
      <style:text-properties style:font-name="Arial" style:font-name-asian="Lucida Sans Unicode" style:font-name-complex="Tahoma"/>
    </style:style>
    <number:number-style style:name="n6f3523">
      <number:number number:decimal-places="2" number:grouping="true" number:min-integer-digits="1"/>
    </number:number-style>
    <style:style style:data-style-name="na1cd33" style:family="table-cell" style:name="abdf4a4">
      <style:table-cell-properties fo:border="1.0pt solid #000000" style:decimal-places="2"/>
      <style:paragraph-properties style:tab-stop-distance="1.25cm"/>
      <style:text-properties style:font-name="Arial" style:font-name-asian="Lucida Sans Unicode" style:font-name-complex="Tahoma"/>
    </style:style>
    <number:number-style style:name="na1cd33">
      <number:number number:decimal-places="2" number:grouping="true" number:min-integer-digits="1"/>
    </number:number-style>
    <style:style style:family="table-cell" style:name="a302465">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00ab8">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e34d42" style:family="table-cell" style:name="ab67536">
      <style:table-cell-properties fo:border="1.0pt solid #000000" style:decimal-places="2"/>
      <style:paragraph-properties style:tab-stop-distance="1.25cm"/>
      <style:text-properties style:font-name="Arial" style:font-name-asian="Lucida Sans Unicode" style:font-name-complex="Tahoma"/>
    </style:style>
    <number:number-style style:name="ne34d42">
      <number:number number:decimal-places="2" number:grouping="true" number:min-integer-digits="1"/>
    </number:number-style>
    <style:style style:data-style-name="nd104df" style:family="table-cell" style:name="a14e8c6">
      <style:table-cell-properties fo:border="1.0pt solid #000000" style:decimal-places="2"/>
      <style:paragraph-properties style:tab-stop-distance="1.25cm"/>
      <style:text-properties style:font-name="Arial" style:font-name-asian="Lucida Sans Unicode" style:font-name-complex="Tahoma"/>
    </style:style>
    <number:number-style style:name="nd104df">
      <number:number number:decimal-places="2" number:grouping="true" number:min-integer-digits="1"/>
    </number:number-style>
    <style:style style:family="table-cell" style:name="a303a1d">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03445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2a8f58" style:family="table-cell" style:name="a41ec4d">
      <style:table-cell-properties fo:border="1.0pt solid #000000" style:decimal-places="2"/>
      <style:paragraph-properties style:tab-stop-distance="1.25cm"/>
      <style:text-properties style:font-name="Arial" style:font-name-asian="Lucida Sans Unicode" style:font-name-complex="Tahoma"/>
    </style:style>
    <number:number-style style:name="n2a8f58">
      <number:number number:decimal-places="2" number:grouping="true" number:min-integer-digits="1"/>
    </number:number-style>
    <style:style style:data-style-name="n1ce18a" style:family="table-cell" style:name="af45737">
      <style:table-cell-properties fo:border="1.0pt solid #000000" style:decimal-places="2"/>
      <style:paragraph-properties style:tab-stop-distance="1.25cm"/>
      <style:text-properties style:font-name="Arial" style:font-name-asian="Lucida Sans Unicode" style:font-name-complex="Tahoma"/>
    </style:style>
    <number:number-style style:name="n1ce18a">
      <number:number number:decimal-places="2" number:grouping="true" number:min-integer-digits="1"/>
    </number:number-style>
    <style:style style:family="table-cell" style:name="a9e3b8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11fc89">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c1de0c" style:family="table-cell" style:name="a4a90ac">
      <style:table-cell-properties fo:border="1.0pt solid #000000" style:decimal-places="2"/>
      <style:paragraph-properties style:tab-stop-distance="1.25cm"/>
      <style:text-properties style:font-name="Arial" style:font-name-asian="Lucida Sans Unicode" style:font-name-complex="Tahoma"/>
    </style:style>
    <number:number-style style:name="nc1de0c">
      <number:number number:decimal-places="2" number:grouping="true" number:min-integer-digits="1"/>
    </number:number-style>
    <style:style style:data-style-name="n801890" style:family="table-cell" style:name="aaecee7">
      <style:table-cell-properties fo:border="1.0pt solid #000000" style:decimal-places="2"/>
      <style:paragraph-properties style:tab-stop-distance="1.25cm"/>
      <style:text-properties style:font-name="Arial" style:font-name-asian="Lucida Sans Unicode" style:font-name-complex="Tahoma"/>
    </style:style>
    <number:number-style style:name="n801890">
      <number:number number:decimal-places="2" number:grouping="true" number:min-integer-digits="1"/>
    </number:number-style>
    <style:style style:family="table-cell" style:name="aca280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1e49f">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0d615a" style:family="table-cell" style:name="aa939b6">
      <style:table-cell-properties fo:border="1.0pt solid #000000" style:decimal-places="2"/>
      <style:paragraph-properties style:tab-stop-distance="1.25cm"/>
      <style:text-properties style:font-name="Arial" style:font-name-asian="Lucida Sans Unicode" style:font-name-complex="Tahoma"/>
    </style:style>
    <number:number-style style:name="n0d615a">
      <number:number number:decimal-places="2" number:grouping="true" number:min-integer-digits="1"/>
    </number:number-style>
    <style:style style:data-style-name="n22dee4" style:family="table-cell" style:name="addfcea">
      <style:table-cell-properties fo:border="1.0pt solid #000000" style:decimal-places="2"/>
      <style:paragraph-properties style:tab-stop-distance="1.25cm"/>
      <style:text-properties style:font-name="Arial" style:font-name-asian="Lucida Sans Unicode" style:font-name-complex="Tahoma"/>
    </style:style>
    <number:number-style style:name="n22dee4">
      <number:number number:decimal-places="2" number:grouping="true" number:min-integer-digits="1"/>
    </number:number-style>
    <style:style style:family="table-cell" style:name="a31550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9d75d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4adad8" style:family="table-cell" style:name="a1ce354">
      <style:table-cell-properties fo:border="1.0pt solid #000000" style:decimal-places="2"/>
      <style:paragraph-properties style:tab-stop-distance="1.25cm"/>
      <style:text-properties style:font-name="Arial" style:font-name-asian="Lucida Sans Unicode" style:font-name-complex="Tahoma"/>
    </style:style>
    <number:number-style style:name="n4adad8">
      <number:number number:decimal-places="2" number:grouping="true" number:min-integer-digits="1"/>
    </number:number-style>
    <style:style style:data-style-name="n738e24" style:family="table-cell" style:name="acee9a4">
      <style:table-cell-properties fo:border="1.0pt solid #000000" style:decimal-places="2"/>
      <style:paragraph-properties style:tab-stop-distance="1.25cm"/>
      <style:text-properties style:font-name="Arial" style:font-name-asian="Lucida Sans Unicode" style:font-name-complex="Tahoma"/>
    </style:style>
    <number:number-style style:name="n738e24">
      <number:number number:decimal-places="2" number:grouping="true" number:min-integer-digits="1"/>
    </number:number-style>
    <style:style style:family="table-cell" style:name="a115166">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07a5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c20ef7" style:family="table-cell" style:name="a069a5b">
      <style:table-cell-properties fo:border="1.0pt solid #000000" style:decimal-places="2"/>
      <style:paragraph-properties style:tab-stop-distance="1.25cm"/>
      <style:text-properties style:font-name="Arial" style:font-name-asian="Lucida Sans Unicode" style:font-name-complex="Tahoma"/>
    </style:style>
    <number:number-style style:name="nc20ef7">
      <number:number number:decimal-places="2" number:grouping="true" number:min-integer-digits="1"/>
    </number:number-style>
    <style:style style:data-style-name="n731eb0" style:family="table-cell" style:name="a8dc6cb">
      <style:table-cell-properties fo:border="1.0pt solid #000000" style:decimal-places="2"/>
      <style:paragraph-properties style:tab-stop-distance="1.25cm"/>
      <style:text-properties style:font-name="Arial" style:font-name-asian="Lucida Sans Unicode" style:font-name-complex="Tahoma"/>
    </style:style>
    <number:number-style style:name="n731eb0">
      <number:number number:decimal-places="2" number:grouping="true" number:min-integer-digits="1"/>
    </number:number-style>
    <style:style style:family="table-cell" style:name="a6790e8">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3789e1">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304249" style:family="table-cell" style:name="a358faa">
      <style:table-cell-properties fo:border="1.0pt solid #000000" style:decimal-places="2"/>
      <style:paragraph-properties style:tab-stop-distance="1.25cm"/>
      <style:text-properties style:font-name="Arial" style:font-name-asian="Lucida Sans Unicode" style:font-name-complex="Tahoma"/>
    </style:style>
    <number:number-style style:name="n304249">
      <number:number number:decimal-places="2" number:grouping="true" number:min-integer-digits="1"/>
    </number:number-style>
    <style:style style:data-style-name="n43bcc0" style:family="table-cell" style:name="acdaf70">
      <style:table-cell-properties fo:border="1.0pt solid #000000" style:decimal-places="2"/>
      <style:paragraph-properties style:tab-stop-distance="1.25cm"/>
      <style:text-properties style:font-name="Arial" style:font-name-asian="Lucida Sans Unicode" style:font-name-complex="Tahoma"/>
    </style:style>
    <number:number-style style:name="n43bcc0">
      <number:number number:decimal-places="2" number:grouping="true" number:min-integer-digits="1"/>
    </number:number-style>
    <style:style style:family="table-cell" style:name="a73c520">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a7b254">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cf6243" style:family="table-cell" style:name="a8e488a">
      <style:table-cell-properties fo:border="1.0pt solid #000000" style:decimal-places="2"/>
      <style:paragraph-properties style:tab-stop-distance="1.25cm"/>
      <style:text-properties style:font-name="Arial" style:font-name-asian="Lucida Sans Unicode" style:font-name-complex="Tahoma"/>
    </style:style>
    <number:number-style style:name="ncf6243">
      <number:number number:decimal-places="2" number:grouping="true" number:min-integer-digits="1"/>
    </number:number-style>
    <style:style style:data-style-name="n249a98" style:family="table-cell" style:name="ab4ad58">
      <style:table-cell-properties fo:border="1.0pt solid #000000" style:decimal-places="2"/>
      <style:paragraph-properties style:tab-stop-distance="1.25cm"/>
      <style:text-properties style:font-name="Arial" style:font-name-asian="Lucida Sans Unicode" style:font-name-complex="Tahoma"/>
    </style:style>
    <number:number-style style:name="n249a98">
      <number:number number:decimal-places="2" number:grouping="true" number:min-integer-digits="1"/>
    </number:number-style>
    <style:style style:family="table-cell" style:name="a439fd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e9e570">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ell" style:name="a57dd2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71b515" style:family="table-cell" style:name="a1d953a">
      <style:table-cell-properties fo:border="1.0pt solid #000000" style:decimal-places="2"/>
      <style:paragraph-properties style:tab-stop-distance="1.25cm"/>
      <style:text-properties style:font-name="Arial" style:font-name-asian="Lucida Sans Unicode" style:font-name-complex="Tahoma"/>
    </style:style>
    <number:number-style style:name="n71b515">
      <number:number number:decimal-places="2" number:grouping="true" number:min-integer-digits="1"/>
    </number:number-style>
    <style:style style:data-style-name="n7bbd34" style:family="table-cell" style:name="a804a46">
      <style:table-cell-properties fo:border="1.0pt solid #000000" style:decimal-places="2"/>
      <style:paragraph-properties style:tab-stop-distance="1.25cm"/>
      <style:text-properties style:font-name="Arial" style:font-name-asian="Lucida Sans Unicode" style:font-name-complex="Tahoma"/>
    </style:style>
    <number:number-style style:name="n7bbd34">
      <number:number number:decimal-places="2" number:grouping="true" number:min-integer-digits="1"/>
    </number:number-style>
    <style:style style:family="table-cell" style:name="a1230a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4d1c0b">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7554d1" style:family="table-cell" style:name="a88dd5f">
      <style:table-cell-properties fo:border="1.0pt solid #000000" style:decimal-places="2"/>
      <style:paragraph-properties style:tab-stop-distance="1.25cm"/>
      <style:text-properties style:font-name="Arial" style:font-name-asian="Lucida Sans Unicode" style:font-name-complex="Tahoma"/>
    </style:style>
    <number:number-style style:name="n7554d1">
      <number:number number:decimal-places="2" number:grouping="true" number:min-integer-digits="1"/>
    </number:number-style>
    <style:style style:data-style-name="n82e29d" style:family="table-cell" style:name="ac89da6">
      <style:table-cell-properties fo:border="1.0pt solid #000000" style:decimal-places="2"/>
      <style:paragraph-properties style:tab-stop-distance="1.25cm"/>
      <style:text-properties style:font-name="Arial" style:font-name-asian="Lucida Sans Unicode" style:font-name-complex="Tahoma"/>
    </style:style>
    <number:number-style style:name="n82e29d">
      <number:number number:decimal-places="2" number:grouping="true" number:min-integer-digits="1"/>
    </number:number-style>
    <style:style style:family="table-cell" style:name="a2f7cb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817c32">
      <style:table-cell-properties fo:background-color="#0079ac" fo:border="1.0pt solid #000000" style:decimal-places="2"/>
      <style:paragraph-properties style:tab-stop-distance="1.25cm"/>
      <style:text-properties fo:color="#ffffff" fo:font-size="11.0pt" fo:font-weight="bold" style:font-name="Arial" style:font-name-asian="Lucida Sans Unicode" style:font-name-complex="Tahoma"/>
    </style:style>
    <style:style style:family="table-cell" style:name="a227715">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768b80" style:family="table-cell" style:name="afec7c0">
      <style:table-cell-properties fo:border="1.0pt solid #000000" style:decimal-places="2"/>
      <style:paragraph-properties style:tab-stop-distance="1.25cm"/>
      <style:text-properties style:font-name="Arial" style:font-name-asian="Lucida Sans Unicode" style:font-name-complex="Tahoma"/>
    </style:style>
    <number:number-style style:name="n768b80">
      <number:number number:decimal-places="2" number:grouping="true" number:min-integer-digits="1"/>
    </number:number-style>
    <style:style style:data-style-name="nebd645" style:family="table-cell" style:name="afed859">
      <style:table-cell-properties fo:border="1.0pt solid #000000" style:decimal-places="2"/>
      <style:paragraph-properties style:tab-stop-distance="1.25cm"/>
      <style:text-properties style:font-name="Arial" style:font-name-asian="Lucida Sans Unicode" style:font-name-complex="Tahoma"/>
    </style:style>
    <number:number-style style:name="nebd645">
      <number:number number:decimal-places="2" number:grouping="true" number:min-integer-digits="1"/>
    </number:number-style>
    <style:style style:family="table-cell" style:name="a5344db">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70e2de">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7c24ff" style:family="table-cell" style:name="a4a4289">
      <style:table-cell-properties fo:border="1.0pt solid #000000" style:decimal-places="2"/>
      <style:paragraph-properties style:tab-stop-distance="1.25cm"/>
      <style:text-properties style:font-name="Arial" style:font-name-asian="Lucida Sans Unicode" style:font-name-complex="Tahoma"/>
    </style:style>
    <number:number-style style:name="n7c24ff">
      <number:number number:decimal-places="2" number:grouping="true" number:min-integer-digits="1"/>
    </number:number-style>
    <style:style style:data-style-name="nb151f8" style:family="table-cell" style:name="a952bbe">
      <style:table-cell-properties fo:border="1.0pt solid #000000" style:decimal-places="2"/>
      <style:paragraph-properties style:tab-stop-distance="1.25cm"/>
      <style:text-properties style:font-name="Arial" style:font-name-asian="Lucida Sans Unicode" style:font-name-complex="Tahoma"/>
    </style:style>
    <number:number-style style:name="nb151f8">
      <number:number number:decimal-places="2" number:grouping="true" number:min-integer-digits="1"/>
    </number:number-style>
    <style:style style:family="table-cell" style:name="a297d3e">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bc5fb7">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cc7ee2" style:family="table-cell" style:name="a32db30">
      <style:table-cell-properties fo:border="1.0pt solid #000000" style:decimal-places="2"/>
      <style:paragraph-properties style:tab-stop-distance="1.25cm"/>
      <style:text-properties style:font-name="Arial" style:font-name-asian="Lucida Sans Unicode" style:font-name-complex="Tahoma"/>
    </style:style>
    <number:number-style style:name="ncc7ee2">
      <number:number number:decimal-places="2" number:grouping="true" number:min-integer-digits="1"/>
    </number:number-style>
    <style:style style:data-style-name="n2ab9dc" style:family="table-cell" style:name="a8a58c4">
      <style:table-cell-properties fo:border="1.0pt solid #000000" style:decimal-places="2"/>
      <style:paragraph-properties style:tab-stop-distance="1.25cm"/>
      <style:text-properties style:font-name="Arial" style:font-name-asian="Lucida Sans Unicode" style:font-name-complex="Tahoma"/>
    </style:style>
    <number:number-style style:name="n2ab9dc">
      <number:number number:decimal-places="2" number:grouping="true" number:min-integer-digits="1"/>
    </number:number-style>
    <style:style style:family="table-cell" style:name="a8d4c02">
      <style:table-cell-properties fo:border="1.0pt solid #000000" style:decimal-places="2"/>
      <style:paragraph-properties style:tab-stop-distance="1.25cm"/>
      <style:text-properties style:font-name="Arial" style:font-name-asian="Lucida Sans Unicode" style:font-name-complex="Tahoma"/>
    </style:style>
    <style:style style:family="table-cell" style:name="ad23aad">
      <style:table-cell-properties fo:background-color="#d7f1fb" fo:border="1.0pt solid #000000" style:decimal-places="2"/>
      <style:paragraph-properties style:tab-stop-distance="1.25cm"/>
      <style:text-properties fo:font-size="10.0pt" style:font-name="Arial" style:font-name-asian="Lucida Sans Unicode" style:font-name-complex="Tahoma"/>
    </style:style>
    <style:style style:data-style-name="nbfd620" style:family="table-cell" style:name="a3ea955">
      <style:table-cell-properties fo:border="1.0pt solid #000000" style:decimal-places="2"/>
      <style:paragraph-properties style:tab-stop-distance="1.25cm"/>
      <style:text-properties style:font-name="Arial" style:font-name-asian="Lucida Sans Unicode" style:font-name-complex="Tahoma"/>
    </style:style>
    <number:number-style style:name="nbfd620">
      <number:number number:decimal-places="2" number:grouping="true" number:min-integer-digits="1"/>
    </number:number-style>
    <style:style style:data-style-name="n739a84" style:family="table-cell" style:name="adf78bd">
      <style:table-cell-properties fo:border="1.0pt solid #000000" style:decimal-places="2"/>
      <style:paragraph-properties style:tab-stop-distance="1.25cm"/>
      <style:text-properties style:font-name="Arial" style:font-name-asian="Lucida Sans Unicode" style:font-name-complex="Tahoma"/>
    </style:style>
    <number:number-style style:name="n739a84">
      <number:number number:decimal-places="2" number:grouping="true" number:min-integer-digits="1"/>
    </number:number-style>
    <style:style style:family="table-cell" style:name="a47b0cd">
      <style:table-cell-properties fo:border="1.0pt solid #000000" style:decimal-places="2"/>
      <style:paragraph-properties style:tab-stop-distance="1.25cm"/>
      <style:text-properties style:font-name="Arial" style:font-name-asian="Lucida Sans Unicode" style:font-name-complex="Tahoma"/>
    </style:style>
  </office:automatic-styles>
  <office:body>
    <office:spreadsheet>
      <table:table table:name="OBSFOR_BI_A02_INT - Pro..." table:print="false" table:style-name="ta1">
        <table:table-column table:default-cell-style-name="Default" table:style-name="ad08226"/>
        <table:table-column table:default-cell-style-name="Default" table:style-name="a9d8c8a"/>
        <table:table-column table:default-cell-style-name="Default" table:style-name="a03aa9c"/>
        <table:table-column table:default-cell-style-name="Default" table:style-name="co1"/>
        <table:table-row table:style-name="ro1">
          <table:table-cell office:string-value="Produción forestal (31/12/2023)" office:value-type="string" table:number-columns-spanned="4" table:number-rows-spanned="1" table:style-name="ad1b317">
            <text:p>Produción forestal (31/12/2023)</text:p>
          </table:table-cell>
          <table:covered-table-cell/>
          <table:covered-table-cell/>
          <table:covered-table-cell/>
        </table:table-row>
        <table:table-row>
          <table:table-cell/>
          <table:table-cell/>
          <table:table-cell/>
          <table:table-cell/>
        </table:table-row>
        <table:table-row>
          <table:table-cell/>
          <table:table-cell office:string-value="Año" office:value-type="string" table:style-name="a953d4d">
            <text:p>Año</text:p>
          </table:table-cell>
          <table:table-cell office:string-value="Año Ant." office:value-type="string" table:style-name="ad7297e">
            <text:p>Año Ant.</text:p>
          </table:table-cell>
          <table:table-cell office:string-value="Desv. (%)" office:value-type="string" table:style-name="ace1627">
            <text:p>Desv. (%)</text:p>
          </table:table-cell>
        </table:table-row>
        <table:table-row>
          <table:table-cell office:string-value="Aproveitamentos madeireiros en montes de xestión privada" office:value-type="string" table:number-columns-spanned="4" table:number-rows-spanned="1" table:style-name="a0298c6">
            <text:p>Aproveitamentos madeireiros en montes de xestión privada</text:p>
          </table:table-cell>
          <table:covered-table-cell/>
          <table:covered-table-cell/>
          <table:covered-table-cell/>
        </table:table-row>
        <table:table-row>
          <table:table-cell office:string-value="Nº expedientes" office:value-type="string" table:number-rows-spanned="1" table:style-name="a2ba897">
            <text:p>Nº expedientes</text:p>
          </table:table-cell>
          <table:table-cell office:value="50298.0" office:value-type="float" table:number-rows-spanned="1" table:style-name="a405b36">
            <text:p>50,298</text:p>
          </table:table-cell>
          <table:table-cell office:value="58944.0" office:value-type="float" table:number-rows-spanned="1" table:style-name="a1d1efa">
            <text:p>58,944</text:p>
          </table:table-cell>
          <table:table-cell office:string-value="-14,67%" office:value-type="string" table:number-rows-spanned="1" table:style-name="a6f5a9f">
            <text:p>-14,67%</text:p>
          </table:table-cell>
        </table:table-row>
        <table:table-row>
          <table:table-cell office:string-value="Nº declaracións responsables" office:value-type="string" table:number-rows-spanned="1" table:style-name="a3d4b8d">
            <text:p>Nº declaracións responsables</text:p>
          </table:table-cell>
          <table:table-cell office:value="34153.0" office:value-type="float" table:number-rows-spanned="1" table:style-name="a1f246a">
            <text:p>34,153</text:p>
          </table:table-cell>
          <table:table-cell office:value="41152.0" office:value-type="float" table:number-rows-spanned="1" table:style-name="a1e0649">
            <text:p>41,152</text:p>
          </table:table-cell>
          <table:table-cell office:string-value="-17,01%" office:value-type="string" table:number-rows-spanned="1" table:style-name="a08a2b6">
            <text:p>-17,01%</text:p>
          </table:table-cell>
        </table:table-row>
        <table:table-row>
          <table:table-cell office:string-value="Nº expedientes con afección" office:value-type="string" table:number-rows-spanned="1" table:style-name="aa86913">
            <text:p>Nº expedientes con afección</text:p>
          </table:table-cell>
          <table:table-cell office:value="20457.0" office:value-type="float" table:number-rows-spanned="1" table:style-name="a54dd96">
            <text:p>20,457</text:p>
          </table:table-cell>
          <table:table-cell office:value="22265.0" office:value-type="float" table:number-rows-spanned="1" table:style-name="a38e84c">
            <text:p>22,265</text:p>
          </table:table-cell>
          <table:table-cell office:string-value="-8,12%" office:value-type="string" table:number-rows-spanned="1" table:style-name="a47c095">
            <text:p>-8,12%</text:p>
          </table:table-cell>
        </table:table-row>
        <table:table-row>
          <table:table-cell office:string-value="Volume" office:value-type="string" table:number-rows-spanned="1" table:style-name="a32b8b5">
            <text:p>Volume</text:p>
          </table:table-cell>
          <table:table-cell office:value="9238304.38" office:value-type="float" table:number-rows-spanned="1" table:style-name="a7aa5e5">
            <text:p>9,238,304.38</text:p>
          </table:table-cell>
          <table:table-cell office:value="1.07664211E7" office:value-type="float" table:number-rows-spanned="1" table:style-name="a6d014b">
            <text:p>10,766,421.10</text:p>
          </table:table-cell>
          <table:table-cell office:string-value="-14,19%" office:value-type="string" table:number-rows-spanned="1" table:style-name="ab557d5">
            <text:p>-14,19%</text:p>
          </table:table-cell>
        </table:table-row>
        <table:table-row>
          <table:table-cell office:string-value="Volumes formacións específicas" office:value-type="string" table:number-rows-spanned="1" table:style-name="ac3a210">
            <text:p>Volumes formacións específicas</text:p>
          </table:table-cell>
          <table:table-cell office:value="9238304.38" office:value-type="float" table:number-rows-spanned="1" table:style-name="aea0ddc">
            <text:p>9,238,304.38</text:p>
          </table:table-cell>
          <table:table-cell office:value="1.07664211E7" office:value-type="float" table:number-rows-spanned="1" table:style-name="aa387a0">
            <text:p>10,766,421.10</text:p>
          </table:table-cell>
          <table:table-cell office:string-value="-14,19%" office:value-type="string" table:number-rows-spanned="1" table:style-name="a517f5c">
            <text:p>-14,19%</text:p>
          </table:table-cell>
        </table:table-row>
        <table:table-row>
          <table:table-cell office:string-value="Volumes por estado madeira" office:value-type="string" table:number-rows-spanned="1" table:style-name="a3cd655">
            <text:p>Volumes por estado madeira</text:p>
          </table:table-cell>
          <table:table-cell office:value="9238304.38" office:value-type="float" table:number-rows-spanned="1" table:style-name="a92a6fd">
            <text:p>9,238,304.38</text:p>
          </table:table-cell>
          <table:table-cell office:value="1.07664211E7" office:value-type="float" table:number-rows-spanned="1" table:style-name="a4f2df6">
            <text:p>10,766,421.10</text:p>
          </table:table-cell>
          <table:table-cell office:string-value="-14,19%" office:value-type="string" table:number-rows-spanned="1" table:style-name="a0909f5">
            <text:p>-14,19%</text:p>
          </table:table-cell>
        </table:table-row>
        <table:table-row>
          <table:table-cell office:string-value="Volume medio expediente" office:value-type="string" table:number-rows-spanned="1" table:style-name="abb0471">
            <text:p>Volume medio expediente</text:p>
          </table:table-cell>
          <table:table-cell office:value="126.14" office:value-type="float" table:number-rows-spanned="1" table:style-name="a01aa20">
            <text:p>126.14</text:p>
          </table:table-cell>
          <table:table-cell office:value="126.72" office:value-type="float" table:number-rows-spanned="1" table:style-name="a3512b0">
            <text:p>126.72</text:p>
          </table:table-cell>
          <table:table-cell office:string-value="-0,46%" office:value-type="string" table:number-rows-spanned="1" table:style-name="a91d91d">
            <text:p>-0,46%</text:p>
          </table:table-cell>
        </table:table-row>
        <table:table-row>
          <table:table-cell office:string-value="Volumes por motivo DR" office:value-type="string" table:number-rows-spanned="1" table:style-name="aba62d4">
            <text:p>Volumes por motivo DR</text:p>
          </table:table-cell>
          <table:table-cell office:value="5840946.32" office:value-type="float" table:number-rows-spanned="1" table:style-name="a125733">
            <text:p>5,840,946.32</text:p>
          </table:table-cell>
          <table:table-cell office:value="7012364.78" office:value-type="float" table:number-rows-spanned="1" table:style-name="adfedbb">
            <text:p>7,012,364.78</text:p>
          </table:table-cell>
          <table:table-cell office:string-value="-16,71%" office:value-type="string" table:number-rows-spanned="1" table:style-name="acb95a0">
            <text:p>-16,71%</text:p>
          </table:table-cell>
        </table:table-row>
        <table:table-row>
          <table:table-cell office:string-value="Superficie" office:value-type="string" table:number-rows-spanned="1" table:style-name="affba69">
            <text:p>Superficie</text:p>
          </table:table-cell>
          <table:table-cell office:value="35907.12" office:value-type="float" table:number-rows-spanned="1" table:style-name="aa188a4">
            <text:p>35,907.12</text:p>
          </table:table-cell>
          <table:table-cell office:value="42711.61" office:value-type="float" table:number-rows-spanned="1" table:style-name="a0eb91a">
            <text:p>42,711.61</text:p>
          </table:table-cell>
          <table:table-cell office:string-value="-15,93%" office:value-type="string" table:number-rows-spanned="1" table:style-name="a78623f">
            <text:p>-15,93%</text:p>
          </table:table-cell>
        </table:table-row>
        <table:table-row>
          <table:table-cell office:string-value="Superficie media expediente" office:value-type="string" table:number-rows-spanned="1" table:style-name="a3cbcb5">
            <text:p>Superficie media expediente</text:p>
          </table:table-cell>
          <table:table-cell office:value="0.75" office:value-type="float" table:number-rows-spanned="1" table:style-name="aae7120">
            <text:p>0.75</text:p>
          </table:table-cell>
          <table:table-cell office:value="0.75" office:value-type="float" table:number-rows-spanned="1" table:style-name="a53201f">
            <text:p>0.75</text:p>
          </table:table-cell>
          <table:table-cell office:string-value="0,00%" office:value-type="string" table:number-rows-spanned="1" table:style-name="a1b1d92">
            <text:p>0,00%</text:p>
          </table:table-cell>
        </table:table-row>
        <table:table-row>
          <table:table-cell office:string-value="Nº referencias catastrais" office:value-type="string" table:number-rows-spanned="1" table:style-name="a4c741d">
            <text:p>Nº referencias catastrais</text:p>
          </table:table-cell>
          <table:table-cell office:value="78149.0" office:value-type="float" table:number-rows-spanned="1" table:style-name="a3c3806">
            <text:p>78,149</text:p>
          </table:table-cell>
          <table:table-cell office:value="89893.0" office:value-type="float" table:number-rows-spanned="1" table:style-name="af3112e">
            <text:p>89,893</text:p>
          </table:table-cell>
          <table:table-cell office:string-value="-13,06%" office:value-type="string" table:number-rows-spanned="1" table:style-name="a950273">
            <text:p>-13,06%</text:p>
          </table:table-cell>
        </table:table-row>
        <table:table-row>
          <table:table-cell office:string-value="Aproveitamentos madeireiros en montes en xestión pola Xunta de Galicia" office:value-type="string" table:number-columns-spanned="4" table:number-rows-spanned="1" table:style-name="ab6cc9c">
            <text:p>Aproveitamentos madeireiros en montes en xestión pola Xunta de Galicia</text:p>
          </table:table-cell>
          <table:covered-table-cell/>
          <table:covered-table-cell/>
          <table:covered-table-cell/>
        </table:table-row>
        <table:table-row>
          <table:table-cell office:string-value="Nº expedientes" office:value-type="string" table:number-rows-spanned="1" table:style-name="a286cb5">
            <text:p>Nº expedientes</text:p>
          </table:table-cell>
          <table:table-cell office:value="269.0" office:value-type="float" table:number-rows-spanned="1" table:style-name="afd77c6">
            <text:p>269</text:p>
          </table:table-cell>
          <table:table-cell office:value="184.0" office:value-type="float" table:number-rows-spanned="1" table:style-name="ab44ba8">
            <text:p>184</text:p>
          </table:table-cell>
          <table:table-cell office:string-value="46,20%" office:value-type="string" table:number-rows-spanned="1" table:style-name="a1d9b42">
            <text:p>46,20%</text:p>
          </table:table-cell>
        </table:table-row>
        <table:table-row>
          <table:table-cell office:string-value="Volume" office:value-type="string" table:number-rows-spanned="1" table:style-name="a128ae8">
            <text:p>Volume</text:p>
          </table:table-cell>
          <table:table-cell office:value="561268.27" office:value-type="float" table:number-rows-spanned="1" table:style-name="a14cdda">
            <text:p>561,268.27</text:p>
          </table:table-cell>
          <table:table-cell office:value="259128.08" office:value-type="float" table:number-rows-spanned="1" table:style-name="a6d3724">
            <text:p>259,128.08</text:p>
          </table:table-cell>
          <table:table-cell office:string-value="116,60%" office:value-type="string" table:number-rows-spanned="1" table:style-name="a807f24">
            <text:p>116,60%</text:p>
          </table:table-cell>
        </table:table-row>
        <table:table-row>
          <table:table-cell office:string-value="Volumes formacións específicas" office:value-type="string" table:number-rows-spanned="1" table:style-name="ab978ba">
            <text:p>Volumes formacións específicas</text:p>
          </table:table-cell>
          <table:table-cell office:value="561268.27" office:value-type="float" table:number-rows-spanned="1" table:style-name="a57714a">
            <text:p>561,268.27</text:p>
          </table:table-cell>
          <table:table-cell office:value="259128.08" office:value-type="float" table:number-rows-spanned="1" table:style-name="a2f7e96">
            <text:p>259,128.08</text:p>
          </table:table-cell>
          <table:table-cell office:string-value="116,60%" office:value-type="string" table:number-rows-spanned="1" table:style-name="a11b6ca">
            <text:p>116,60%</text:p>
          </table:table-cell>
        </table:table-row>
        <table:table-row>
          <table:table-cell office:string-value="Volumes por estado madeira" office:value-type="string" table:number-rows-spanned="1" table:style-name="ab1411e">
            <text:p>Volumes por estado madeira</text:p>
          </table:table-cell>
          <table:table-cell office:value="561268.27" office:value-type="float" table:number-rows-spanned="1" table:style-name="ae9b8e2">
            <text:p>561,268.27</text:p>
          </table:table-cell>
          <table:table-cell office:value="259128.08" office:value-type="float" table:number-rows-spanned="1" table:style-name="abc5b5a">
            <text:p>259,128.08</text:p>
          </table:table-cell>
          <table:table-cell office:string-value="116,60%" office:value-type="string" table:number-rows-spanned="1" table:style-name="abad111">
            <text:p>116,60%</text:p>
          </table:table-cell>
        </table:table-row>
        <table:table-row>
          <table:table-cell office:string-value="Volumes por motivo corta" office:value-type="string" table:number-rows-spanned="1" table:style-name="aa593c7">
            <text:p>Volumes por motivo corta</text:p>
          </table:table-cell>
          <table:table-cell office:value="561268.27" office:value-type="float" table:number-rows-spanned="1" table:style-name="a7017b9">
            <text:p>561,268.27</text:p>
          </table:table-cell>
          <table:table-cell office:value="259128.08" office:value-type="float" table:number-rows-spanned="1" table:style-name="ae7c92d">
            <text:p>259,128.08</text:p>
          </table:table-cell>
          <table:table-cell office:string-value="116,60%" office:value-type="string" table:number-rows-spanned="1" table:style-name="aaf3925">
            <text:p>116,60%</text:p>
          </table:table-cell>
        </table:table-row>
        <table:table-row>
          <table:table-cell office:string-value="Volumes por modo alleamento" office:value-type="string" table:number-rows-spanned="1" table:style-name="a3105e8">
            <text:p>Volumes por modo alleamento</text:p>
          </table:table-cell>
          <table:table-cell office:value="561268.27" office:value-type="float" table:number-rows-spanned="1" table:style-name="af85d09">
            <text:p>561,268.27</text:p>
          </table:table-cell>
          <table:table-cell office:value="259128.08" office:value-type="float" table:number-rows-spanned="1" table:style-name="af993f3">
            <text:p>259,128.08</text:p>
          </table:table-cell>
          <table:table-cell office:string-value="116,60%" office:value-type="string" table:number-rows-spanned="1" table:style-name="a324118">
            <text:p>116,60%</text:p>
          </table:table-cell>
        </table:table-row>
        <table:table-row>
          <table:table-cell office:string-value="Volume medio expediente" office:value-type="string" table:number-rows-spanned="1" table:style-name="a9ded3e">
            <text:p>Volume medio expediente</text:p>
          </table:table-cell>
          <table:table-cell office:value="1480.9189182" office:value-type="float" table:number-rows-spanned="1" table:style-name="a528b23">
            <text:p>1,480.92</text:p>
          </table:table-cell>
          <table:table-cell office:value="932.1153957" office:value-type="float" table:number-rows-spanned="1" table:style-name="a0dc321">
            <text:p>932.12</text:p>
          </table:table-cell>
          <table:table-cell office:string-value="58,88%" office:value-type="string" table:number-rows-spanned="1" table:style-name="a30393c">
            <text:p>58,88%</text:p>
          </table:table-cell>
        </table:table-row>
        <table:table-row>
          <table:table-cell office:string-value="Madeira certificada por certificación" office:value-type="string" table:number-rows-spanned="1" table:style-name="a9f2c06">
            <text:p>Madeira certificada por certificación</text:p>
          </table:table-cell>
          <table:table-cell office:value="415034.78" office:value-type="float" table:number-rows-spanned="1" table:style-name="a2c0a95">
            <text:p>415,034.78</text:p>
          </table:table-cell>
          <table:table-cell office:value="200471.38" office:value-type="float" table:number-rows-spanned="1" table:style-name="abdf4a4">
            <text:p>200,471.38</text:p>
          </table:table-cell>
          <table:table-cell office:string-value="107,03%" office:value-type="string" table:number-rows-spanned="1" table:style-name="a302465">
            <text:p>107,03%</text:p>
          </table:table-cell>
        </table:table-row>
        <table:table-row>
          <table:table-cell office:string-value="Madeira certificada por formación específica" office:value-type="string" table:number-rows-spanned="1" table:style-name="a000ab8">
            <text:p>Madeira certificada por formación específica</text:p>
          </table:table-cell>
          <table:table-cell office:value="415034.78" office:value-type="float" table:number-rows-spanned="1" table:style-name="ab67536">
            <text:p>415,034.78</text:p>
          </table:table-cell>
          <table:table-cell office:value="200471.38" office:value-type="float" table:number-rows-spanned="1" table:style-name="a14e8c6">
            <text:p>200,471.38</text:p>
          </table:table-cell>
          <table:table-cell office:string-value="107,03%" office:value-type="string" table:number-rows-spanned="1" table:style-name="a303a1d">
            <text:p>107,03%</text:p>
          </table:table-cell>
        </table:table-row>
        <table:table-row>
          <table:table-cell office:string-value="Certificada PEFC" office:value-type="string" table:number-rows-spanned="1" table:style-name="a03445b">
            <text:p>Certificada PEFC</text:p>
          </table:table-cell>
          <table:table-cell office:value="343446.13" office:value-type="float" table:number-rows-spanned="1" table:style-name="a41ec4d">
            <text:p>343,446.13</text:p>
          </table:table-cell>
          <table:table-cell office:value="156173.55" office:value-type="float" table:number-rows-spanned="1" table:style-name="af45737">
            <text:p>156,173.55</text:p>
          </table:table-cell>
          <table:table-cell office:string-value="119,91%" office:value-type="string" table:number-rows-spanned="1" table:style-name="a9e3b80">
            <text:p>119,91%</text:p>
          </table:table-cell>
        </table:table-row>
        <table:table-row>
          <table:table-cell office:string-value="Certificada FSC" office:value-type="string" table:number-rows-spanned="1" table:style-name="a11fc89">
            <text:p>Certificada FSC</text:p>
          </table:table-cell>
          <table:table-cell office:value="0.0" office:value-type="float" table:number-rows-spanned="1" table:style-name="a4a90ac">
            <text:p>0.00</text:p>
          </table:table-cell>
          <table:table-cell office:value="0.0" office:value-type="float" table:number-rows-spanned="1" table:style-name="aaecee7">
            <text:p>0.00</text:p>
          </table:table-cell>
          <table:table-cell office:string-value="---" office:value-type="string" table:number-rows-spanned="1" table:style-name="aca2806">
            <text:p>---</text:p>
          </table:table-cell>
        </table:table-row>
        <table:table-row>
          <table:table-cell office:string-value="Certificada PEFC+FSC" office:value-type="string" table:number-rows-spanned="1" table:style-name="ad1e49f">
            <text:p>Certificada PEFC+FSC</text:p>
          </table:table-cell>
          <table:table-cell office:value="71588.65" office:value-type="float" table:number-rows-spanned="1" table:style-name="aa939b6">
            <text:p>71,588.65</text:p>
          </table:table-cell>
          <table:table-cell office:value="44297.83" office:value-type="float" table:number-rows-spanned="1" table:style-name="addfcea">
            <text:p>44,297.83</text:p>
          </table:table-cell>
          <table:table-cell office:string-value="61,61%" office:value-type="string" table:number-rows-spanned="1" table:style-name="a315508">
            <text:p>61,61%</text:p>
          </table:table-cell>
        </table:table-row>
        <table:table-row>
          <table:table-cell office:string-value="Superficie" office:value-type="string" table:number-rows-spanned="1" table:style-name="a9d75d4">
            <text:p>Superficie</text:p>
          </table:table-cell>
          <table:table-cell office:value="4447.28" office:value-type="float" table:number-rows-spanned="1" table:style-name="a1ce354">
            <text:p>4,447.28</text:p>
          </table:table-cell>
          <table:table-cell office:value="2871.1" office:value-type="float" table:number-rows-spanned="1" table:style-name="acee9a4">
            <text:p>2,871.10</text:p>
          </table:table-cell>
          <table:table-cell office:string-value="54,90%" office:value-type="string" table:number-rows-spanned="1" table:style-name="a115166">
            <text:p>54,90%</text:p>
          </table:table-cell>
        </table:table-row>
        <table:table-row>
          <table:table-cell office:string-value="Superficie media expediente" office:value-type="string" table:number-rows-spanned="1" table:style-name="a807a57">
            <text:p>Superficie media expediente</text:p>
          </table:table-cell>
          <table:table-cell office:value="16.5326394" office:value-type="float" table:number-rows-spanned="1" table:style-name="a069a5b">
            <text:p>16.53</text:p>
          </table:table-cell>
          <table:table-cell office:value="15.6038043" office:value-type="float" table:number-rows-spanned="1" table:style-name="a8dc6cb">
            <text:p>15.60</text:p>
          </table:table-cell>
          <table:table-cell office:string-value="5,95%" office:value-type="string" table:number-rows-spanned="1" table:style-name="a6790e8">
            <text:p>5,95%</text:p>
          </table:table-cell>
        </table:table-row>
        <table:table-row>
          <table:table-cell office:string-value="Prezo medio adxudicación por expediente" office:value-type="string" table:number-rows-spanned="1" table:style-name="a3789e1">
            <text:p>Prezo medio adxudicación por expediente</text:p>
          </table:table-cell>
          <table:table-cell office:value="49298.48" office:value-type="float" table:number-rows-spanned="1" table:style-name="a358faa">
            <text:p>49,298.48</text:p>
          </table:table-cell>
          <table:table-cell office:value="53775.25" office:value-type="float" table:number-rows-spanned="1" table:style-name="acdaf70">
            <text:p>53,775.25</text:p>
          </table:table-cell>
          <table:table-cell office:string-value="-8,32%" office:value-type="string" table:number-rows-spanned="1" table:style-name="a73c520">
            <text:p>-8,32%</text:p>
          </table:table-cell>
        </table:table-row>
        <table:table-row>
          <table:table-cell office:string-value="Prezos medios adxudicación en subastas públicas" office:value-type="string" table:number-rows-spanned="1" table:style-name="aa7b254">
            <text:p>Prezos medios adxudicación en subastas públicas</text:p>
          </table:table-cell>
          <table:table-cell office:value="44.72" office:value-type="float" table:number-rows-spanned="1" table:style-name="a8e488a">
            <text:p>44.72</text:p>
          </table:table-cell>
          <table:table-cell office:value="46.69" office:value-type="float" table:number-rows-spanned="1" table:style-name="ab4ad58">
            <text:p>46.69</text:p>
          </table:table-cell>
          <table:table-cell office:string-value="-4,22%" office:value-type="string" table:number-rows-spanned="1" table:style-name="a439fd2">
            <text:p>-4,22%</text:p>
          </table:table-cell>
        </table:table-row>
        <table:table-row>
          <table:table-cell office:string-value="Aproveitamentos madeireiros en Galicia" office:value-type="string" table:number-columns-spanned="4" table:number-rows-spanned="1" table:style-name="ae9e570">
            <text:p>Aproveitamentos madeireiros en Galicia</text:p>
          </table:table-cell>
          <table:covered-table-cell/>
          <table:covered-table-cell/>
          <table:covered-table-cell/>
        </table:table-row>
        <table:table-row>
          <table:table-cell office:string-value="Volumes formacións específicas" office:value-type="string" table:number-rows-spanned="1" table:style-name="a57dd25">
            <text:p>Volumes formacións específicas</text:p>
          </table:table-cell>
          <table:table-cell office:value="9799572.65" office:value-type="float" table:number-rows-spanned="1" table:style-name="a1d953a">
            <text:p>9,799,572.65</text:p>
          </table:table-cell>
          <table:table-cell office:value="1.102554918E7" office:value-type="float" table:number-rows-spanned="1" table:style-name="a804a46">
            <text:p>11,025,549.18</text:p>
          </table:table-cell>
          <table:table-cell office:string-value="-11,12%" office:value-type="string" table:number-rows-spanned="1" table:style-name="a1230ae">
            <text:p>-11,12%</text:p>
          </table:table-cell>
        </table:table-row>
        <table:table-row>
          <table:table-cell office:string-value="Superficie" office:value-type="string" table:number-rows-spanned="1" table:style-name="a4d1c0b">
            <text:p>Superficie</text:p>
          </table:table-cell>
          <table:table-cell office:value="40354.4" office:value-type="float" table:number-rows-spanned="1" table:style-name="a88dd5f">
            <text:p>40,354.40</text:p>
          </table:table-cell>
          <table:table-cell office:value="45582.71" office:value-type="float" table:number-rows-spanned="1" table:style-name="ac89da6">
            <text:p>45,582.71</text:p>
          </table:table-cell>
          <table:table-cell office:string-value="-11,47%" office:value-type="string" table:number-rows-spanned="1" table:style-name="a2f7cbb">
            <text:p>-11,47%</text:p>
          </table:table-cell>
        </table:table-row>
        <table:table-row>
          <table:table-cell office:string-value="Outras producións" office:value-type="string" table:number-columns-spanned="4" table:number-rows-spanned="1" table:style-name="a817c32">
            <text:p>Outras producións</text:p>
          </table:table-cell>
          <table:covered-table-cell/>
          <table:covered-table-cell/>
          <table:covered-table-cell/>
        </table:table-row>
        <table:table-row>
          <table:table-cell office:string-value="Superficie de coutos micolóxicos declarados" office:value-type="string" table:number-rows-spanned="1" table:style-name="a227715">
            <text:p>Superficie de coutos micolóxicos declarados</text:p>
          </table:table-cell>
          <table:table-cell office:value="8737.18" office:value-type="float" table:number-rows-spanned="1" table:style-name="afec7c0">
            <text:p>8,737.18</text:p>
          </table:table-cell>
          <table:table-cell office:value="8737.18" office:value-type="float" table:number-rows-spanned="1" table:style-name="afed859">
            <text:p>8,737.18</text:p>
          </table:table-cell>
          <table:table-cell office:string-value="0,00%" office:value-type="string" table:number-rows-spanned="1" table:style-name="a5344db">
            <text:p>0,00%</text:p>
          </table:table-cell>
        </table:table-row>
        <table:table-row>
          <table:table-cell office:string-value="Superficie de terreos de pastoreo en montes" office:value-type="string" table:number-rows-spanned="1" table:style-name="a70e2de">
            <text:p>Superficie de terreos de pastoreo en montes</text:p>
          </table:table-cell>
          <table:table-cell office:value="99767.3801" office:value-type="float" table:number-rows-spanned="1" table:style-name="a4a4289">
            <text:p>99,767.38</text:p>
          </table:table-cell>
          <table:table-cell office:value="65246.0709" office:value-type="float" table:number-rows-spanned="1" table:style-name="a952bbe">
            <text:p>65,246.07</text:p>
          </table:table-cell>
          <table:table-cell office:string-value="52,91%" office:value-type="string" table:number-rows-spanned="1" table:style-name="a297d3e">
            <text:p>52,91%</text:p>
          </table:table-cell>
        </table:table-row>
        <table:table-row>
          <table:table-cell office:string-value="Prohibición de pastos en montes" office:value-type="string" table:number-rows-spanned="1" table:style-name="abc5fb7">
            <text:p>Prohibición de pastos en montes</text:p>
          </table:table-cell>
          <table:table-cell office:value="9802.618" office:value-type="float" table:number-rows-spanned="1" table:style-name="a32db30">
            <text:p>9,802.62</text:p>
          </table:table-cell>
          <table:table-cell office:value="7292.9685" office:value-type="float" table:number-rows-spanned="1" table:style-name="a8a58c4">
            <text:p>7,292.97</text:p>
          </table:table-cell>
          <table:table-cell office:string-value="34,41%" office:value-type="string" table:number-rows-spanned="1" table:style-name="a8d4c02">
            <text:p>34,41%</text:p>
          </table:table-cell>
        </table:table-row>
        <table:table-row>
          <table:table-cell office:string-value="Regulación de pastos en montes" office:value-type="string" table:number-rows-spanned="1" table:style-name="ad23aad">
            <text:p>Regulación de pastos en montes</text:p>
          </table:table-cell>
          <table:table-cell office:value="89964.7621" office:value-type="float" table:number-rows-spanned="1" table:style-name="a3ea955">
            <text:p>89,964.76</text:p>
          </table:table-cell>
          <table:table-cell office:value="57953.1024" office:value-type="float" table:number-rows-spanned="1" table:style-name="adf78bd">
            <text:p>57,953.10</text:p>
          </table:table-cell>
          <table:table-cell office:string-value="55,24%" office:value-type="string" table:number-rows-spanned="1" table:style-name="a47b0cd">
            <text:p>55,24%</text:p>
          </table:table-cell>
        </table:table-row>
      </table:table>
    </office:spreadshee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jboss</dc:creator>
    <dc:date>2024-02-27T11:02:56</dc:date>
    <meta:editing-cycles>1</meta:editing-cycles>
    <meta:editing-duration>PT0.143S</meta:editing-duration>
    <meta:initial-creator>jboss</meta:initial-creator>
    <meta:creation-date>2024-02-27T11:02:56</meta:creation-date>
    <dc:language>en</dc:language>
  </office:meta>
</office:document-meta>
</file>